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000000410FEF1D525E1900D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objectwithoutfill">
      <style:graphic-properties svg:stroke-width="0.053cm" svg:stroke-color="#ed1c24" draw:marker-start-width="0.279cm" draw:marker-end-width="0.279cm" svg:stroke-opacity="80%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ed1c24" draw:marker-start-width="0.279cm" draw:marker-end-width="0.279cm" svg:stroke-opacity="80%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ed1c24"/>
    </style:style>
    <style:style style:name="P5" style:family="paragraph">
      <loext:graphic-properties draw:fill="none" draw:fill-color="#ffffff"/>
      <style:text-properties fo:color="#ed1c24"/>
    </style:style>
    <style:style style:name="T1" style:family="text">
      <style:text-properties fo:color="#ed1c2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.062cm" svg:y="4.282cm">
          <draw:image xlink:href="Pictures/100000000000041000000410FEF1D525E1900D04.png" xlink:type="simple" xlink:show="embed" xlink:actuate="onLoad">
            <text:p text:style-name="P1"/>
          </draw:image>
        </draw:frame>
        <draw:line draw:style-name="gr2" draw:text-style-name="P2" draw:layer="layout" svg:x1="12.992cm" svg:y1="22.209cm" svg:x2="14.897cm" svg:y2="20.431cm">
          <text:p/>
        </draw:line>
        <draw:frame draw:style-name="gr3" draw:text-style-name="P3" draw:layer="layout" svg:width="4.318cm" svg:height="0.962cm" svg:x="10.525cm" svg:y="22.136cm">
          <draw:text-box>
            <text:p>starting point</text:p>
          </draw:text-box>
        </draw:frame>
        <draw:line draw:style-name="gr4" draw:text-style-name="P2" draw:layer="layout" svg:x1="9.128cm" svg:y1="13.7cm" svg:x2="11.033cm" svg:y2="12.303cm">
          <text:p/>
        </draw:line>
        <draw:line draw:style-name="gr5" draw:text-style-name="P2" draw:layer="layout" svg:x1="9.129cm" svg:y1="14.401cm" svg:x2="11.668cm" svg:y2="12.557cm">
          <text:p/>
        </draw:line>
        <draw:line draw:style-name="gr5" draw:text-style-name="P2" draw:layer="layout" svg:x1="9.33cm" svg:y1="15.001cm" svg:x2="12.176cm" svg:y2="12.938cm">
          <text:p/>
        </draw:line>
        <draw:line draw:style-name="gr5" draw:text-style-name="P2" draw:layer="layout" svg:x1="9.63cm" svg:y1="15.502cm" svg:x2="12.476cm" svg:y2="13.439cm">
          <text:p/>
        </draw:line>
        <draw:line draw:style-name="gr5" draw:text-style-name="P2" draw:layer="layout" svg:x1="10.33cm" svg:y1="15.801cm" svg:x2="12.603cm" svg:y2="14.151cm">
          <text:p/>
        </draw:line>
        <draw:frame draw:style-name="gr6" draw:text-style-name="P5" draw:layer="layout" svg:width="2.159cm" svg:height="0.962cm" svg:x="9.763cm" svg:y="11.16cm">
          <draw:text-box>
            <text:p text:style-name="P4"><text:span text:style-name="T1">tar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Ek Mukta" style:font-family-complex="'Ek Mukta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00:30:57.235545865</meta:creation-date>
    <dc:date>2018-07-18T01:54:35.239023327</dc:date>
    <meta:editing-duration>PT1H13M27S</meta:editing-duration>
    <meta:editing-cycles>1</meta:editing-cycles>
    <meta:document-statistic meta:object-count="9"/>
    <meta:generator>LibreOffice/6.0.5.2$Linux_X86_64 LibreOffice_project/00m0$Build-2</meta:generator>
  </office:meta>
</office:document-meta>
</file>